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officeooo:rsid="000948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mo sin_titulo definir palabra Como Caracter definir i Como Entero definir aux Como Caracter escribir "ingrese una palabra" leer palabra aux= "" Para i = 0 Hasta Longitud(palabra) Con Paso 1 Hacer aux = aux + SubCadena(palabra,i,i) + " " Fin Para Escribir aux FinAlgoritmo</text:p>
      <text:p text:style-name="Standard"/>
      <text:p text:style-name="Standard"/>
      <text:p text:style-name="Standard"/>
      <text:p text:style-name="Standard"/>
      <text:p text:style-name="P1"><text:span text:style-name="T1">ejrecicio 9 uia 2_2 </text:span>Para i&lt;-1 Hasta num Con Paso 1 Hacer Para j&lt;-1 Hasta num Con Paso 1 Hacer Si i = 1 O i = num O j = 1 O j = num Entonces Escribir Sin Saltar "* " SiNo Escribir Sin Saltar " " FinSi Fin Para Escribir "" Fin Para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9:46:30.414910912</meta:creation-date>
    <dc:date>2022-03-24T00:38:26.667009538</dc:date>
    <meta:editing-duration>PT2H31M35S</meta:editing-duration>
    <meta:editing-cycles>1</meta:editing-cycles>
    <meta:document-statistic meta:table-count="0" meta:image-count="0" meta:object-count="0" meta:page-count="1" meta:paragraph-count="2" meta:word-count="100" meta:character-count="508" meta:non-whitespace-character-count="409"/>
    <meta:generator>LibreOffice/6.4.7.2$Linux_X86_64 LibreOffice_project/40$Build-2</meta:generator>
  </office:meta>
</office:document-meta>
</file>